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ource Code Pro" svg:font-family="'Source Code Pr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2044" officeooo:paragraph-rsid="00092044"/>
    </style:style>
    <style:style style:name="P2" style:family="paragraph" style:parent-style-name="Text_20_body">
      <style:text-properties fo:font-weight="bold" officeooo:rsid="00092044" officeooo:paragraph-rsid="00092044" style:font-weight-asian="bold" style:font-weight-complex="bold"/>
    </style:style>
    <style:style style:name="P3" style:family="paragraph" style:parent-style-name="Text_20_body">
      <style:text-properties fo:font-weight="bold" officeooo:rsid="000a07e3" officeooo:paragraph-rsid="000a07e3" style:font-weight-asian="bold" style:font-weight-complex="bold"/>
    </style:style>
    <style:style style:name="P4" style:family="paragraph" style:parent-style-name="Text_20_body">
      <style:text-properties fo:font-weight="bold" officeooo:rsid="000e1a93" officeooo:paragraph-rsid="000e1a93" style:font-weight-asian="bold" style:font-weight-complex="bold"/>
    </style:style>
    <style:style style:name="P5" style:family="paragraph" style:parent-style-name="Text_20_body">
      <style:text-properties officeooo:paragraph-rsid="00092044"/>
    </style:style>
    <style:style style:name="P6" style:family="paragraph" style:parent-style-name="Text_20_body">
      <style:text-properties fo:font-weight="normal" officeooo:rsid="00092044" officeooo:paragraph-rsid="00092044" style:font-weight-asian="normal" style:font-weight-complex="normal"/>
    </style:style>
    <style:style style:name="P7" style:family="paragraph" style:parent-style-name="Text_20_body">
      <style:text-properties fo:font-weight="normal" officeooo:rsid="000a07e3" officeooo:paragraph-rsid="000a07e3" style:font-weight-asian="normal" style:font-weight-complex="normal"/>
    </style:style>
    <style:style style:name="P8" style:family="paragraph" style:parent-style-name="Text_20_body">
      <style:text-properties fo:font-weight="normal" officeooo:rsid="000b55a9" officeooo:paragraph-rsid="000b55a9" style:font-weight-asian="normal" style:font-weight-complex="normal"/>
    </style:style>
    <style:style style:name="P9" style:family="paragraph" style:parent-style-name="Text_20_body">
      <style:text-properties fo:font-weight="normal" officeooo:rsid="000e1a93" officeooo:paragraph-rsid="000e1a93" style:font-weight-asian="normal" style:font-weight-complex="normal"/>
    </style:style>
    <style:style style:name="P10" style:family="paragraph" style:parent-style-name="Text_20_body">
      <style:text-properties officeooo:paragraph-rsid="000a07e3"/>
    </style:style>
    <style:style style:name="P11" style:family="paragraph" style:parent-style-name="Text_20_body">
      <style:text-properties officeooo:paragraph-rsid="001200c0"/>
    </style:style>
    <style:style style:name="P12" style:family="paragraph" style:parent-style-name="Text_20_body">
      <style:text-properties officeooo:rsid="001200c0" officeooo:paragraph-rsid="001200c0"/>
    </style:style>
    <style:style style:name="P13" style:family="paragraph" style:parent-style-name="Text_20_body">
      <style:text-properties officeooo:paragraph-rsid="00148708"/>
    </style:style>
    <style:style style:name="P14" style:family="paragraph" style:parent-style-name="Text_20_body">
      <style:paragraph-properties fo:break-before="page"/>
      <style:text-properties officeooo:paragraph-rsid="000a07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2044" style:font-weight-asian="bold" style:font-weight-complex="bold"/>
    </style:style>
    <style:style style:name="T3" style:family="text">
      <style:text-properties fo:font-weight="bold" officeooo:rsid="001200c0" style:font-weight-asian="bold" style:font-weight-complex="bold"/>
    </style:style>
    <style:style style:name="T4" style:family="text">
      <style:text-properties fo:font-weight="bold" officeooo:rsid="0014870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2044" style:font-weight-asian="normal" style:font-weight-complex="normal"/>
    </style:style>
    <style:style style:name="T7" style:family="text">
      <style:text-properties fo:font-weight="normal" officeooo:rsid="000a07e3" style:font-weight-asian="normal" style:font-weight-complex="normal"/>
    </style:style>
    <style:style style:name="T8" style:family="text">
      <style:text-properties fo:font-weight="normal" officeooo:rsid="001200c0" style:font-weight-asian="normal" style:font-weight-complex="normal"/>
    </style:style>
    <style:style style:name="T9" style:family="text">
      <style:text-properties fo:font-weight="normal" officeooo:rsid="0012c2c1" style:font-weight-asian="normal" style:font-weight-complex="normal"/>
    </style:style>
    <style:style style:name="T10" style:family="text">
      <style:text-properties fo:font-weight="normal" officeooo:rsid="00148708" style:font-weight-asian="normal" style:font-weight-complex="normal"/>
    </style:style>
    <style:style style:name="T11" style:family="text">
      <style:text-properties officeooo:rsid="000a07e3"/>
    </style:style>
    <style:style style:name="T12" style:family="text">
      <style:text-properties officeooo:rsid="000b55a9"/>
    </style:style>
    <style:style style:name="T13" style:family="text">
      <style:text-properties officeooo:rsid="000c49e9"/>
    </style:style>
    <style:style style:name="T14" style:family="text">
      <style:text-properties officeooo:rsid="001200c0"/>
    </style:style>
    <style:style style:name="T15" style:family="text">
      <style:text-properties officeooo:rsid="001487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ementos del Cuerpo</text:h>
      <text:h text:style-name="Heading_20_2" text:outline-level="2">BODY</text:h>
      <text:p text:style-name="P1"><text:span text:style-name="T1">Elemento &lt;body&gt;: </text:span><text:span text:style-name="T5"><text:tab/></text:span>delimita el cuerpo del documento</text:p>
      <text:p text:style-name="P5"><text:span text:style-name="T2">Atributos</text:span></text:p>
      <text:p text:style-name="P5"><text:span text:style-name="T2"><text:tab/>Van dentro de la etiqueta body: &lt;body lang=’es’&gt;</text:span></text:p>
      <text:p text:style-name="P5"><text:span text:style-name="T2"><text:tab/></text:span><text:span text:style-name="T6">dir</text:span></text:p>
      <text:p text:style-name="P5"><text:span text:style-name="T6"><text:tab/>lang</text:span></text:p>
      <text:p text:style-name="P5"><text:span text:style-name="T6"><text:tab/>id</text:span></text:p>
      <text:p text:style-name="P1"><text:span text:style-name="T5"><text:tab/>class</text:span></text:p>
      <text:p text:style-name="P1"><text:span text:style-name="T5"><text:tab/>title</text:span></text:p>
      <text:p text:style-name="P1"><text:span text:style-name="T5"><text:tab/>style</text:span></text:p>
      <text:p text:style-name="P1"><text:span text:style-name="T5"><text:tab/>onload: este evento ocurre cuando el navegador finaliza la carga de un documento</text:span></text:p>
      <text:p text:style-name="P1"><text:span text:style-name="T5"><text:tab/>onunload: este evento ocurre cuando el navegador elimna un documento de una ventana o macro</text:span></text:p>
      <text:p text:style-name="P2">Elementos de bloque:</text:p>
      <text:p text:style-name="P6">Son elementos que crean estructuras mas grandes que contienen a elementos de linea y a otros elementos de bloque <text:span text:style-name="T12">h1,h2,p</text:span></text:p>
      <text:p text:style-name="P2">Elementos de linea:</text:p>
      <text:p text:style-name="P6">Son elementos que contienen datos y a otros elementos de linea. No comienzan en una nueva linea</text:p>
      <text:p text:style-name="P8">br, <text:span text:style-name="T13">hr</text:span></text:p>
      <text:p text:style-name="P6"/>
      <text:p text:style-name="P3">Manejo del texto(Encabezado):</text:p>
      <text:p text:style-name="P7">&lt;h1&gt;&lt;/h1&gt;</text:p>
      <text:p text:style-name="P10"><text:span text:style-name="T7">&lt;h2&gt;&lt;/h2&gt;</text:span></text:p>
      <text:p text:style-name="P10"><text:span text:style-name="T7">&lt;h3&gt;&lt;/h3&gt;</text:span></text:p>
      <text:p text:style-name="P10"><text:span text:style-name="T7">&lt;h4&gt;&lt;/h4&gt;</text:span></text:p>
      <text:p text:style-name="P10"><text:span text:style-name="T7">&lt;h5&gt;&lt;/h5&gt;</text:span></text:p>
      <text:p text:style-name="P10"><text:span text:style-name="T7">&lt;h6&gt;&lt;/h6&gt;</text:span></text:p>
      <text:p text:style-name="P14"><text:span text:style-name="T7"/></text:p>
      <text:p text:style-name="P4"><text:span text:style-name="T11">P</text:span>arrafo y saltos:</text:p>
      <text:p text:style-name="P9">&lt;p&gt;</text:p>
      <text:p text:style-name="P9">&lt;br&gt;</text:p>
      <text:p text:style-name="P9">&lt;hr&gt;</text:p>
      <text:p text:style-name="P9"/>
      <text:p text:style-name="P11"><text:span text:style-name="T8">Edicion de texto</text:span></text:p>
      <text:p text:style-name="P12"><text:span text:style-name="T1">&lt;b&gt;: <text:s/></text:span><text:span text:style-name="T5">muestra las letras en negrita</text:span></text:p>
      <text:p text:style-name="P12"><text:span text:style-name="T1">&lt;i&gt;: </text:span><text:span text:style-name="T5">muestra las letras en cursiva</text:span></text:p>
      <text:p text:style-name="P12"><text:span text:style-name="T1">&lt;big&gt;:</text:span><text:span text:style-name="T5"> muestra las letras mas grande</text:span></text:p>
      <text:p text:style-name="P12"><text:span text:style-name="T1">&lt;small&gt;</text:span><text:span text:style-name="T5">: muestra las letras mas peque;as</text:span></text:p>
      <text:p text:style-name="P11"><text:span text:style-name="T3">&lt;s&gt;: </text:span><text:span text:style-name="T8">muestra el texto tachado</text:span></text:p>
      <text:p text:style-name="P12"><text:span text:style-name="T1">&lt;strike&gt;: </text:span><text:span text:style-name="T5"><text:s/>muestra el texto tachado. </text:span><text:span text:style-name="T9">NO soporta html5.</text:span></text:p>
      <text:p text:style-name="P12"><text:span text:style-name="T1">&lt;tt&gt;:</text:span><text:span text:style-name="T5"> muestra el texto en teletype (letra fea)</text:span></text:p>
      <text:p text:style-name="P11"><text:span text:style-name="T3">&lt;u&gt;: </text:span><text:span text:style-name="T8"><text:s/>muestra el texto subrayado</text:span></text:p>
      <text:p text:style-name="P13"><text:span text:style-name="T4">&lt;font&gt;:</text:span><text:span text:style-name="T10"> sirve para editar la letra, aunque no soporta html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ource Code Pro" svg:font-family="'Source Code Pr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13:05:20.491000000</meta:creation-date>
    <dc:date>2019-10-15T14:13:53.962000000</dc:date>
    <meta:editing-duration>PT47M40S</meta:editing-duration>
    <meta:editing-cycles>8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9" meta:word-count="177" meta:character-count="1087" meta:non-whitespace-character-count="936"/>
  </office:meta>
</office:document-meta>
</file>